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 This &lt; is &lt; a &lt; paragraph &amp; with &amp; multiple &amp; xml &gt; specials. &gt;</text:p>
      <text:p text:style-name="Standard">&lt; This &lt; is &lt; another &lt; paragraph &amp; with &lt;/nowiki&gt; &amp; &lt;/nowiki&gt; &amp; multiple &amp; xml &gt; specials. 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9-20T23:06:51</meta:creation-date>
    <dc:creator>Bernhard Haumacher</dc:creator>
    <dc:date>2007-09-20T23:10:49</dc:date>
    <dc:language>de-DE</dc:language>
    <meta:editing-cycles>4</meta:editing-cycles>
    <meta:editing-duration>PT3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8" meta:character-count="158"/>
  </office:meta>
</office:document-meta>
</file>